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ConsoleLogWorker.logMessage( String level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ConsoleLogWorker.logException( String level , String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